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roolsExecutionContext.isExchangeHand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ExecutionContext.activationCreated( ActivationCreatedEvent event , WorkingMemory workingMem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ExecutionContext.populateWorkingMemory( DroolsEndpoint endpoi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roolsExecutionContext.DroolsExecutionContext( DroolsEndpoint endpoint ,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roolsExecutionContext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roolsExecutionContext.get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ExecutionContext.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ExecutionContext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ExecutionContext.getRulesF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